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2" style:master-page-name="Standard">
      <style:paragraph-properties style:page-number="auto"/>
    </style:style>
    <style:style style:name="P2" style:family="paragraph" style:parent-style-name="Text_20_body" style:list-style-name="L1"/>
    <text:list-style style:name="L1">
      <text:list-level-style-bullet text:level="1" text:style-name="Bullet_20_Symbols" style:num-suffix="." text:bullet-char="●">
        <style:list-level-properties text:list-level-position-and-space-mode="label-alignment">
          <style: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Analysis Model</text:h>
      <text:p text:style-name="Text_20_body">Es tracta d'un model descriptiu dels casos d'us del sistema que ens representa els objectes i tot el conjunt de relacions entre ells.</text:p>
      <text:p text:style-name="Text_20_body">Arquitectura en capes</text:p>
      <text:p text:style-name="Text_20_body">Per a la contrucció del sistema em optat per un disseny en 3 capes, degut a que és el disseny que més coneixiem, i a més a més, ens proporciona les característiques necessaries per a la contrucció del sistema com poden ser la canviabilitat i l'usabilitat dels diferents components pels que està format el sistema.</text:p>
      <text:p text:style-name="Text_20_body">A continuació procedirem a descriure cadascuna de les capes i la seva funcionalitat:</text:p>
      <text:list text:style-name="L1">
        <text:list-item>
          <text:p text:style-name="P2">Capa presentació: Aqueta capa s'encarrega basicament de tot el conjunt d'interaccions entre l'usuari i el sistema. La podriem definir com el mur que separà el món real conceptualitzat per l'usuari i la caixa negra que representa el sistema i que serà l'encarregada de realitzar totes les accions.</text:p>
        </text:list-item>
        <text:list-item>
          <text:p text:style-name="P2">Capa domini: Aquesta capa serà la que rebrà tota la informació que l'usuari a aportat al sistema. Aquesta informació haurà passat un primer filtre que haurà comprovat la totes aquelles precondicions existents a les operacions d'aquesta capa. </text:p>
        </text:list-item>
        <text:list-item>
          <text:p text:style-name="P2">Capa de dades: Aquesta capa conté les entitats o objectes de baix nivell que representen la informació estàtica del sistema. Aquesta capa és pot veure com un repositori de dades que es modifica si l'usuari realitza peticions a la capa d'interficie, que són transmesses mitjaçant la capa d'aplicació.</text:p>
        </text:list-item>
      </text:list>
      <text:p text:style-name="Text_20_body">A continuació procedirem a descriure per a cadascuna de les capes els packages que conté.</text:p>
      <text:h text:style-name="Heading_20_4" text:outline-level="4">Capa presentació</text:h>
      <text:p text:style-name="Text_20_body">A continuació presentem tots els packages que estan inclosos dins de la capa de presentació.</text:p>
      <text:h text:style-name="Heading_20_5" text:outline-level="5">Package &lt;GestioComandesContractes&gt;</text:h>
      <text:p text:style-name="Text_20_body">Aquest package serà l'encarregat d'emmagatzemar totes les pantalles que formen part dels casos d'ús relacionats amb la gestió de les comandes.</text:p>
      <text:p text:style-name="Text_20_body">Podem veure els diferents diagrames que ens mostren quines són les interaccions entre els usuaris i les pantalles que reculliran la informació dels usuaris. A més a més podem veure la forma en que és van creant les pantalles i quina és la informació que recullen de l'usuari. </text:p>
      <text:p text:style-name="Text_20_body">Descatar el cas d'ús encarregat de realitzar la contractació del transport especial, en el que les pantalles tindran que realitzar la comunicació directament amb un altre sistema extern mitjançant la comunicació amb la pròpia pantalla.</text:p>
      <text:h text:style-name="Heading_20_5" text:outline-level="5">Package&lt;Planificacio&gt;</text:h>
      <text:p text:style-name="Text_20_body">En aquest package recullirem les pantalles relacionades amb la planificació del sistema.</text:p>
      <text:p text:style-name="Text_20_body">Al igual que en la rest de package de la capa de presentació en aquest package també el recullirà quines són les interaccions entre l'usuari i les pantalles, així com les intereaccions que tenen lloc entre la capa de domini i la capa <text:s/>de presentació.</text:p>
      <text:p text:style-name="Text_20_body"><text:soft-page-break/>Com que que la creació d'una planificació és gestionada per una programa extern al propi sistema software, les pantalles encarregades de la planificació s'encarregaran de recollir tota la informació necessaria per a que és pugui executar aquest aquest software.</text:p>
      <text:p text:style-name="Text_20_body"/>
      <text:h text:style-name="Heading_20_5" text:outline-level="5">Package&lt;SistemaEntregaRecepcio&gt;</text:h>
      <text:h text:style-name="Heading_20_4" text:outline-level="4">Capa domini</text:h>
      <text:p text:style-name="Text_20_body">A continuació presentem tots els packages que estan inclosos dins de la capa de domini.</text:p>
      <text:h text:style-name="Heading_20_5" text:outline-level="5">Package &lt;GestioComandesContractes&gt;</text:h>
      <text:p text:style-name="Text_20_body">En aquest package trobem tots els elements relacionats amb la gestió de les comandes, és a dir la seva creació, modificació i eliminació.</text:p>
      <text:p text:style-name="Text_20_body">Com que ens trobem en la capa de domini, els elements que estaran inclosos dins d'aquest package serà el conjunt de controladors que s'encarregaran de gestionar les operacions que tenen a veure amb la gestió.</text:p>
      <text:h text:style-name="Heading_20_5" text:outline-level="5">Package&lt;Planificacio&gt;</text:h>
      <text:p text:style-name="Text_20_body">Com el package anterior en aquest es recullen tot el seguit de controladors que <text:s/>portaran a terme tot el conjunt d'operacions relacionades amb la planificació.</text:p>
      <text:p text:style-name="Text_20_body">Aquest controladors seran els encarregats de portar a terme l'execució dels casos d'ús relacionats amb la planificació de les comandes. Com ja hem dit en anteriors parts del document, tot el procés de planificació de les comandes serà portat a terme per un software extern.</text:p>
      <text:h text:style-name="Heading_20_5" text:outline-level="5">Package&lt;SistemaEntregaRecepcio&gt;</text:h>
      <text:p text:style-name="Text_20_body">Finalment en aquesta package es recullen tots els controladors relacionats amb els casos d'ús que en algun aspecte tracten amb la gestió de les rutes que seguiran les comandes i com anirà aquesta evolucionant a mesura que vagi canviant la seva ubicació en la ruta.</text:p>
      <text:h text:style-name="Heading_20_4" text:outline-level="4">Capa dades</text:h>
      <text:p text:style-name="Text_20_body">A continuació presentem tots els packages que estan inclosos dins de la capa de presentació.</text:p>
      <text:h text:style-name="Heading_20_5" text:outline-level="5">Package &lt;GestioComandesContractes&gt;</text:h>
      <text:p text:style-name="Text_20_body">En aquest package recullirem totes les entities que són tenen relació amb la gestió de les comandes i els contractes.</text:p>
      <text:p text:style-name="Text_20_body">Com és pot veure a la representació del package totes les entitats que apareixen guarden una estreta relació amb tots els elements que estan en contacte amb lo que és una comanda i un contracte.</text:p>
      <text:h text:style-name="Heading_20_5" text:outline-level="5">Package&lt;Planificacio&gt;</text:h>
      <text:p text:style-name="Text_20_body">El package planificació conté totes les entitats que tenen a veure amb la planificació de les comandes, és a dir, exceptuant les comandes i tota la informació relacionada amb elles, totes les entitats necessaries per a la elaboració d'una planificació que ens permetin distribuir les comandes als diferents vehicles.</text:p>
      <text:h text:style-name="Heading_20_5" text:outline-level="5"><text:soft-page-break/>Package&lt;SistemaEntregaRecepcio&gt;</text:h>
      <text:p text:style-name="Text_20_body">Aquest package recull tots els elements necessaris per a mantenir la informació relacionada amb la ruta que han seguit els paquets durant el seu transport.</text:p>
      <text:p text:style-name="Text_20_body">És per això que aquí recull tots els conceptes que representen el camí que que han seguit <text:s/>com per exemple, la ruta, data, etc.</text:p>
      <text:p text:style-name="Text_20_body">Hem volgut separar els conceptes de planificació i aquest degut a que ens interesa <text:s/>matizar la diferència existent entre el pròpi procés de planificació de les comandes i tots els conceptes necessaris per a administrar quin ha sigut el procés que ha seguit el transport de <text:s/>la comanda.</text:p>
      <text:h text:style-name="Heading_20_5" text:outline-level="5">Package&lt;GestioClients&gt;</text:h>
      <text:p text:style-name="Text_20_body">En aquest package recullim tots els elements que tenen a veure amb els clients i la informació relacionada amb ells.</text:p>
      <text:p text:style-name="Text_20_body">Aquestes entitats són bàsicament utilitzades quan és vol extreure algun tipus d'informació dels clients.</text:p>
      <text:h text:style-name="Heading_20_5" text:outline-level="5">Package&lt;SistemaFinancer&gt;</text:h>
      <text:p text:style-name="Text_20_body">Com el propi nom indica, en aquest package és recullen tots les entitats que tenen a veure amb algun aspecte econòmic per part de l'empresa. Així doncs, ens trobem totes les entitats que s'han generat com a conseqüència que el client hagi mantingut una relació comercial amb l'empres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Fuente_20_de_20_párrafo_20_predeter." style:display-name="Fuente de párrafo predet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list-level-position-and-space-mode="label-width-and-position" text:min-label-distance="0.381cm"/>
      </text:outline-level-style>
      <text:outline-level-style text:level="2" style:num-format="">
        <style:list-level-properties text:list-level-position-and-space-mode="label-width-and-position" text:min-label-distance="0.381cm"/>
      </text:outline-level-style>
      <text:outline-level-style text:level="3" style:num-format="">
        <style:list-level-properties text:list-level-position-and-space-mode="label-width-and-position" text:min-label-distance="0.381cm"/>
      </text:outline-level-style>
      <text:outline-level-style text:level="4" style:num-format="">
        <style:list-level-properties text:list-level-position-and-space-mode="label-width-and-position" text:min-label-distance="0.381cm"/>
      </text:outline-level-style>
      <text:outline-level-style text:level="5" style:num-format="">
        <style:list-level-properties text:list-level-position-and-space-mode="label-width-and-position" text:min-label-distance="0.381cm"/>
      </text:outline-level-style>
      <text:outline-level-style text:level="6" style:num-format="">
        <style:list-level-properties text:list-level-position-and-space-mode="label-width-and-position" text:min-label-distance="0.381cm"/>
      </text:outline-level-style>
      <text:outline-level-style text:level="7" style:num-format="">
        <style:list-level-properties text:list-level-position-and-space-mode="label-width-and-position" text:min-label-distance="0.381cm"/>
      </text:outline-level-style>
      <text:outline-level-style text:level="8" style:num-format="">
        <style:list-level-properties text:list-level-position-and-space-mode="label-width-and-position" text:min-label-distance="0.381cm"/>
      </text:outline-level-style>
      <text:outline-level-style text:level="9" style:num-format="">
        <style:list-level-properties text:list-level-position-and-space-mode="label-width-and-position" text:min-label-distance="0.381cm"/>
      </text:outline-level-style>
      <text:outline-level-style text:level="10" style:num-format="">
        <style:list-level-properties text:list-level-position-and-space-mode="label-width-and-position"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WW8Num1"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2"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3"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4"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5"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2$Build-9301</meta:generator>
    <dc:title>CANCEL•LAR COMANDA</dc:title>
    <meta:initial-creator>LCFIB</meta:initial-creator>
    <meta:creation-date>2008-04-24T08:22:00</meta:creation-date>
    <dc:creator>Vicente Escandell Miguel</dc:creator>
    <dc:date>2008-06-06T00:36:07</dc:date>
    <dc:language>es-ES</dc:language>
    <meta:editing-cycles>47</meta:editing-cycles>
    <meta:editing-duration>PT04H29M12S</meta:editing-duration>
    <meta:document-statistic meta:table-count="0" meta:image-count="0" meta:object-count="0" meta:page-count="3" meta:paragraph-count="46" meta:word-count="998" meta:character-count="6284"/>
    <meta:user-defined meta:name="Info 1" meta:value-type="string"/>
    <meta:user-defined meta:name="Info 2" meta:value-type="string"/>
    <meta:user-defined meta:name="Info 3" meta:value-type="string"/>
    <meta:user-defined meta:name="Info 4" meta:value-type="string"/>
  </office:meta>
</office:document-meta>
</file>